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1A43E3CEAC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Verdana2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2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Verdana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Verdana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Verdana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Verdana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Verdana2"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3"/></text:p>
      <text:p text:style-name="P3"><text:span text:style-name="T6"><text:s text:c="3"/></text:span><text:span text:style-name="T7">Explicações Gerais</text:span> <text:s/></text:p>
      <text:p text:style-name="P3"><text:s text:c="2"/></text:p>
      <text:p text:style-name="P3"><text:s text:c="3"/>O portal da transparência é desenvolvido sobre a estrutura do CakePHP utilizando alguns de seus recursos internos, logo se tratando de banco de dados é possível que o portal rode sobre alguns dos tipos de bancos suportados pelo CakePHP. </text:p>
      <text:p text:style-name="P3"/>
      <text:list xml:id="list1450910754" text:style-name="L1">
        <text:list-item>
          <text:p text:style-name="P7">PostgreSQL;</text:p>
        </text:list-item>
      </text:list>
      <text:p text:style-name="P3"><text:s/></text:p>
      <text:p text:style-name="P3"><text:s text:c="6"/></text:p>
      <text:p text:style-name="P3"><text:s text:c="3"/><text:span text:style-name="T7">Criação / Atualização</text:span><text:span text:style-name="T3"> ( Base de Dados )</text:span></text:p>
      <text:p text:style-name="P3"><text:s/></text:p>
      <text:p text:style-name="P3"><text:s text:c="3"/>Para criar e atualizar a base de dados do portal da transparência de acordo com versão corrente, é necessário seguir os seguintes passos :</text:p>
      <text:p text:style-name="P3"/>
      <text:list xml:id="list1278331281" text:style-name="L2">
        <text:list-item>
          <text:p text:style-name="P8">Criação;</text:p>
        </text:list-item>
      </text:list>
      <text:list xml:id="list1529532329" text:style-name="L3">
        <text:list-item>
          <text:p text:style-name="P9">Configuração;</text:p>
        </text:list-item>
        <text:list-item>
          <text:p text:style-name="P9">Execução Script;</text:p>
        </text:list-item>
      </text:list>
      <text:p text:style-name="P3"/>
      <text:p text:style-name="P3"/>
      <text:p text:style-name="P3"><text:s text:c="3"/><text:span text:style-name="T5">1- </text:span><text:span text:style-name="T4">Criação</text:span></text:p>
      <text:p text:style-name="P3"/>
      <text:p text:style-name="P3"><text:s text:c="6"/>Caso a base de dados ainda não exista fisicamente é necessário que seja criado conforme desejado; <text:s/></text:p>
      <text:p text:style-name="P3"/>
      <text:p text:style-name="P3"/>
      <text:p text:style-name="P3"/>
      <text:p text:style-name="P3"><text:s text:c="3"/><text:span text:style-name="T5">2 - </text:span><text:span text:style-name="T4">Configuração</text:span></text:p>
      <text:p text:style-name="P3"><text:tab/></text:p>
      <text:p text:style-name="P3"><text:s text:c="6"/>Após a criação, é necessário que a base criada seja configurada dentro do projeto. Para <text:s/>que seja feita a configuração da base <text:s/>deve ser editado o fonte database.php que se localiza no diretório : </text:p>
      <text:p text:style-name="P4"/>
      <text:p text:style-name="P4"><text:s text:c="5"/>- app/config/database.php</text:p>
      <text:p text:style-name="P3"/>
      <text:p text:style-name="P3"/>
      <text:p text:style-name="P3"/>
      <text:p text:style-name="P3"><text:s text:c="4"/><text:span text:style-name="T5">3 - </text:span><text:span text:style-name="T4">Execução Script</text:span> </text:p>
      <text:p text:style-name="P3"/>
      <text:p text:style-name="P3"><text:s text:c="5"/>Com a base já criada e configurada dentro do projeto basta por último executar via console o script de atualização que se localiza no diretório : </text:p>
      <text:p text:style-name="P3"/>
      <text:p text:style-name="P3"><text:span text:style-name="T2"><text:s text:c="5"/>- <text:s/>scripts/generate_database/generate.php</text:span> <text:s/></text:p>
      <text:p text:style-name="P3"/>
      <text:p text:style-name="P3"/>
      <text:p text:style-name="P3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Verdana1" fo:font-size="1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.801cm" fo:margin-right="0cm" fo:margin-top="0cm" fo:margin-bottom="0cm" fo:text-indent="0cm" style:auto-text-indent="false">
        <style:tab-stops>
          <style:tab-stop style:position="1cm"/>
        </style:tab-stops>
      </style:paragraph-properties>
      <style:text-properties style:font-name="Verdana1" fo:font-size="10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Verdana" fo:font-size="10pt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Verdana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style:page-number="auto" fo:background-color="transparent">
        <style:tab-stops/>
        <style:background-image/>
      </style:paragraph-properties>
      <style:text-properties style:font-name="Verdana1" fo:font-size="10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Verdana2" fo:font-size="10pt" style:font-size-asian="10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text-align="start" style:justify-single-word="false"/>
      <style:text-properties style:font-name="Verdana2"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T1" style:family="text">
      <style:text-properties style:font-name="Verdana2" fo:font-size="10pt" style:font-size-asian="10pt" style:font-size-complex="10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0.072cm" svg:y="0.026cm" svg:width="6.114cm" svg:height="2.508cm" draw:z-index="0"><draw:image xlink:href="Pictures/1000000000000400000001A43E3CEAC9.jpg" xlink:type="simple" xlink:show="embed" xlink:actuate="onLoad"/></draw:frame></text:p>
        <text:p text:style-name="MP1">DBSeller Serviços de Informática Ltda - Porto Alegre, RS <text:s/></text:p>
        <text:p text:style-name="MP1">Rua General Câmara, 406 – Centro - Sala 704/301 <text:s/></text:p>
        <text:p text:style-name="MP1"><text:s text:c="2"/>Fone: (51) 3076.5101 <text:s/></text:p>
        <text:p text:style-name="MP2"><text:span text:style-name="MT1"><text:s text:c="2"/></text:span><text:a xlink:type="simple" xlink:href="http://www.dbseller.com.br/"><text:span text:style-name="MT1">www.dbseller.com.br</text:span></text:a><text:span text:style-name="MT1"> <text:s/></text:span></text:p>
        <text:p text:style-name="MP3"/>
      </style:header>
      <style:footer>
        <text:p text:style-name="MP4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bseller </meta:initial-creator>
    <meta:creation-date>2011-06-07T15:31:14</meta:creation-date>
    <dc:date>2011-06-28T15:46:38</dc:date>
    <dc:creator>dbseller </dc:creator>
    <meta:editing-duration>PT14H31M10S</meta:editing-duration>
    <meta:editing-cycles>1030</meta:editing-cycles>
    <meta:generator>OpenOffice.org/3.2$Linux OpenOffice.org_project/320m12$Build-9483</meta:generator>
    <meta:document-statistic meta:table-count="0" meta:image-count="1" meta:object-count="0" meta:page-count="1" meta:paragraph-count="28" meta:word-count="194" meta:character-count="1264"/>
  </office:meta>
</office:document-meta>
</file>